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FC1AA7F469D4BE1.png" manifest:media-type="image/png"/>
  <manifest:file-entry manifest:full-path="Pictures/10000201000007800000043839526B731C5BA35C.png" manifest:media-type="image/png"/>
  <manifest:file-entry manifest:full-path="Pictures/100002010000078000000438888D5FF7165FB9E1.png" manifest:media-type="image/png"/>
  <manifest:file-entry manifest:full-path="Pictures/1000020100000780000004385FB430DD4EB2EAA8.png" manifest:media-type="image/png"/>
  <manifest:file-entry manifest:full-path="Pictures/100002010000078000000438557AC5E25CE1C32E.png" manifest:media-type="image/png"/>
  <manifest:file-entry manifest:full-path="Pictures/100002010000078000000438942E57D432A6DAB2.png" manifest:media-type="image/png"/>
  <manifest:file-entry manifest:full-path="Pictures/1000020100000780000004388F8AF69DCDCBB4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e3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-0.005cm, 0cm, 25.4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22.71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-0.005cm, 0cm, 25.5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-0.005cm, 0cm, 25.6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-0.005cm, 0cm, 25.4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Изображение1" text:anchor-type="paragraph" svg:x="8.527cm" svg:y="0cm" svg:width="8.475cm" svg:height="9.562cm" draw:z-index="0"><draw:image xlink:href="Pictures/1000020100000780000004388F8AF69DCDCBB4ED.png" xlink:type="simple" xlink:show="embed" xlink:actuate="onLoad" loext:mime-type="image/png"/></draw:frame></text:p>
      <text:p text:style-name="P1"><draw:frame draw:style-name="fr1" draw:name="Изображение2" text:anchor-type="char" svg:x="8.527cm" svg:y="0cm" svg:width="8.475cm" svg:height="9.562cm" draw:z-index="1"><draw:image xlink:href="Pictures/1000020100000780000004385FB430DD4EB2EAA8.png" xlink:type="simple" xlink:show="embed" xlink:actuate="onLoad" loext:mime-type="image/png"/></draw:frame></text:p>
      <text:p text:style-name="P1"><draw:frame draw:style-name="fr1" draw:name="Изображение3" text:anchor-type="char" svg:x="8.527cm" svg:y="0cm" svg:width="8.475cm" svg:height="9.562cm" draw:z-index="2"><draw:image xlink:href="Pictures/100002010000078000000438888D5FF7165FB9E1.png" xlink:type="simple" xlink:show="embed" xlink:actuate="onLoad" loext:mime-type="image/png"/></draw:frame><text:soft-page-break/></text:p>
      <text:p text:style-name="P1"><draw:frame draw:style-name="fr1" draw:name="Изображение4" text:anchor-type="char" svg:x="8.527cm" svg:y="0cm" svg:width="8.475cm" svg:height="9.562cm" draw:z-index="3"><draw:image xlink:href="Pictures/10000201000007800000043839526B731C5BA35C.png" xlink:type="simple" xlink:show="embed" xlink:actuate="onLoad" loext:mime-type="image/png"/></draw:frame></text:p>
      <text:p text:style-name="P1"><draw:frame draw:style-name="fr4" draw:name="Изображение5" text:anchor-type="char" svg:x="8.58cm" svg:y="0cm" svg:width="8.423cm" svg:height="9.562cm" draw:z-index="4"><draw:image xlink:href="Pictures/100002010000078000000438942E57D432A6DAB2.png" xlink:type="simple" xlink:show="embed" xlink:actuate="onLoad" loext:mime-type="image/png"/></draw:frame><text:soft-page-break/></text:p>
      <text:p text:style-name="P1"><draw:frame draw:style-name="fr3" draw:name="Изображение6" text:anchor-type="char" svg:x="8.553cm" svg:y="0cm" svg:width="8.449cm" svg:height="9.562cm" draw:z-index="5"><draw:image xlink:href="Pictures/1000020100000780000004385FC1AA7F469D4BE1.png" xlink:type="simple" xlink:show="embed" xlink:actuate="onLoad" loext:mime-type="image/png"/></draw:frame></text:p>
      <text:p text:style-name="P1"><draw:frame draw:style-name="fr2" draw:name="Изображение7" text:anchor-type="char" svg:width="17cm" svg:height="1.961cm" draw:z-index="6"><draw:image xlink:href="Pictures/100002010000078000000438557AC5E25CE1C32E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5:10:07.869495541</meta:creation-date>
    <dc:date>2022-02-13T15:20:05.861769553</dc:date>
    <meta:editing-duration>PT10M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